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79cm" svg:height="8.997cm" svg:x="7.178cm" svg:y="0.159cm">
            <draw:object draw:notify-on-update-of-ranges="Sheet1.B1:Sheet1.B1 Sheet1.B2:Sheet1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sredni czas wykonan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235853333333">
            <text:p>0,023585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73625">
            <text:p>0,02736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46088923077">
            <text:p>0,03460889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41362744186">
            <text:p>0,04136274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178341">
            <text:p>0,051783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644463820225">
            <text:p>0,0644463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766100702703">
            <text:p>0,07661007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88019625">
            <text:p>0,0880196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98710712">
            <text:p>0,0987107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08907040816">
            <text:p>0,10890704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17851722222">
            <text:p>0,11785172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29182">
            <text:p>0,1291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.04.2013</text:date>, <text:time>20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0:51:20</dc:date>
    <dc:creator>Przemek Piotrowski</dc:creator>
    <meta:generator>LibreOffice/3.4$Unix LibreOffice_project/340m1$Build-402</meta:generator>
    <meta:editing-duration>PT5M29S</meta:editing-duration>
    <meta:editing-cycles>1</meta:editing-cycles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regression-type="linear"/>
      <style:graphic-properties draw:stroke="none" draw:fill-color="#993366" dr3d:edge-rounding="5%"/>
      <style:text-properties fo:font-size="10pt" style:font-size-asian="10pt" style:font-size-complex="10pt"/>
    </style:style>
    <style:style style:name="ch10" style:family="chart">
      <style:graphic-properties svg:stroke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bar" chart:style-name="ch1">
        <chart:legend chart:legend-position="end" svg:x="9.9cm" svg:y="3.951cm" style:legend-expansion="high" chart:style-name="ch2"/>
        <chart:plot-area chart:style-name="ch3" table:cell-range-address="Sheet1.B1:Sheet1.B13" chart:data-source-has-labels="row" svg:x="1.33cm" svg:y="0.851cm" svg:width="7.932cm" svg:height="6.987cm">
          <chartooo:coordinate-region svg:x="2.242cm" svg:y="1.051cm" svg:width="7.02cm" svg:height="6.14cm"/>
          <chart:axis chart:dimension="x" chart:name="primary-x" chart:style-name="ch4">
            <chart:title svg:x="4.141cm" svg:y="8.017cm" chart:style-name="ch5">
              <text:p>długość ścieżki</text:p>
            </chart:title>
          </chart:axis>
          <chart:axis chart:dimension="y" chart:name="primary-y" chart:style-name="ch6">
            <chart:title svg:x="0.451cm" svg:y="4.93cm" chart:style-name="ch7">
              <text:p>czas [s]</text:p>
            </chart:title>
            <chart:grid chart:style-name="ch8" chart:class="major"/>
          </chart:axis>
          <chart:series chart:style-name="ch9" chart:values-cell-range-address="Sheet1.B2:Sheet1.B13" chart:label-cell-address="Sheet1.B1:Sheet1.B1" chart:class="chart:bar">
            <chart:regression-curve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edni czas wykonani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5853333333">
                <text:p>0.0235853333333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625">
                <text:p>0.027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6088923077">
                <text:p>0.0346088923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362744186">
                <text:p>0.041362744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78341">
                <text:p>0.05178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4463820225">
                <text:p>0.0644463820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66100702703">
                <text:p>0.0766100702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019625">
                <text:p>0.08801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710712">
                <text:p>0.098710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907040816">
                <text:p>0.108907040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7851722222">
                <text:p>0.1178517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9182">
                <text:p>0.129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